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yntiz </meta:initial-creator>
    <meta:creation-date>2016-11-02T19:08:57.226615065</meta:creation-date>
    <dc:date>2016-11-02T19:10:19.598293940</dc:date>
    <dc:creator>fryntiz </dc:creator>
    <meta:editing-duration>PT1M2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